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="none" draw:textarea-horizontal-align="justify" draw:textarea-vertical-align="middle" draw:auto-grow-height="false" fo:min-height="8.05cm" fo:min-width="12.3cm"/>
    </style:style>
    <style:style style:name="gr2" style:family="graphic" style:parent-style-name="standard" style:list-style-name="L2">
      <style:graphic-properties draw:stroke="solid" svg:stroke-width="0.053cm" svg:stroke-color="#000000" draw:marker-start="" draw:marker-start-width="0.379cm" draw:marker-start-center="false" draw:marker-end="" draw:marker-end-width="0.379cm" draw:marker-end-center="false" draw:fill="none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053cm" svg:stroke-color="#000000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053cm" svg:stroke-color="#000000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053cm" svg:stroke-color="#000000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053cm" svg:stroke-color="#000000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053cm" svg:stroke-color="#000000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053cm" svg:stroke-color="#000000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.053cm" svg:stroke-color="#000000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.053cm" svg:stroke-color="#000000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.053cm" svg:stroke-color="#000000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.053cm" svg:stroke-color="#000000" draw:marker-start="" draw:marker-start-width="0.379cm" draw:marker-start-center="false" draw:marker-end="" draw:marker-end-width="0.379cm" draw:marker-end-center="false" draw:fill="solid" draw:fill-color="#99ccff" draw:textarea-horizontal-align="center" draw:textarea-vertical-align="middle" fo:padding-top="0.151cm" fo:padding-bottom="0.151cm" fo:padding-left="0.276cm" fo:padding-right="0.276cm" draw:shadow="hidden" draw:shadow-offset-x="0.3cm" draw:shadow-offset-y="0.3cm" draw:shadow-color="#808080"/>
    </style:style>
    <style:style style:name="gr13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1.146cm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1.145cm"/>
    </style:style>
    <style:style style:name="gr17" style:family="graphic" style:parent-style-name="objectwithoutfill">
      <style:graphic-properties svg:stroke-width="0.035cm" draw:marker-start="" draw:marker-start-width="0.252cm" draw:marker-end="Symmetric_20_Arrow" draw:marker-end-width="0.352cm" draw:fill="none" draw:textarea-vertical-align="botto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ejaVu Sans1" style:font-size-asian="18pt" style:font-style-asian="normal" style:font-weight-asian="normal" style:font-name-complex="DejaVu 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style:text-position="-33% 58%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cm" svg:height="8.3cm" svg:x="1cm" svg:y="1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g>
            <draw:rect draw:style-name="gr2" draw:text-style-name="P2" draw:layer="layout" svg:width="1.301cm" svg:height="0.558cm" svg:x="6.846cm" svg:y="4.133cm">
              <text:p/>
            </draw:rect>
            <draw:line draw:style-name="gr3" draw:text-style-name="P3" draw:layer="layout" svg:x1="6.412cm" svg:y1="4.412cm" svg:x2="6.846cm" svg:y2="4.412cm">
              <text:p/>
            </draw:line>
            <draw:line draw:style-name="gr4" draw:text-style-name="P3" draw:layer="layout" svg:x1="8.147cm" svg:y1="4.412cm" svg:x2="8.581cm" svg:y2="4.412cm">
              <text:p/>
            </draw:line>
          </draw:g>
          <draw:g>
            <draw:line draw:style-name="gr5" draw:text-style-name="P3" draw:layer="layout" svg:x1="9.124cm" svg:y1="6.058cm" svg:x2="9.938cm" svg:y2="6.058cm">
              <text:p/>
            </draw:line>
            <draw:line draw:style-name="gr6" draw:text-style-name="P3" draw:layer="layout" svg:x1="9.124cm" svg:y1="5.835cm" svg:x2="9.938cm" svg:y2="5.835cm">
              <text:p/>
            </draw:line>
            <draw:line draw:style-name="gr7" draw:text-style-name="P3" draw:layer="layout" svg:x1="9.531cm" svg:y1="6.058cm" svg:x2="9.531cm" svg:y2="6.505cm">
              <text:p/>
            </draw:line>
            <draw:line draw:style-name="gr8" draw:text-style-name="P3" draw:layer="layout" svg:x1="9.531cm" svg:y1="5.835cm" svg:x2="9.531cm" svg:y2="5.388cm">
              <text:p/>
            </draw:line>
          </draw:g>
          <draw:g>
            <draw:line draw:style-name="gr9" draw:text-style-name="P4" draw:layer="layout" svg:x1="9.531cm" svg:y1="7.575cm" svg:x2="9.531cm" svg:y2="6.923cm">
              <text:p/>
            </draw:line>
            <draw:line draw:style-name="gr10" draw:text-style-name="P4" draw:layer="layout" svg:x1="9.938cm" svg:y1="7.575cm" svg:x2="9.124cm" svg:y2="7.575cm">
              <text:p/>
            </draw:line>
            <draw:line draw:style-name="gr11" draw:text-style-name="P4" draw:layer="layout" svg:x1="9.531cm" svg:y1="7.9cm" svg:x2="9.938cm" svg:y2="7.575cm">
              <text:p/>
            </draw:line>
            <draw:line draw:style-name="gr12" draw:text-style-name="P4" draw:layer="layout" svg:x1="9.531cm" svg:y1="7.9cm" svg:x2="9.124cm" svg:y2="7.575cm">
              <text:p/>
            </draw:line>
          </draw:g>
          <draw:line draw:style-name="gr13" draw:text-style-name="P1" draw:layer="layout" svg:x1="8.175cm" svg:y1="4.412cm" svg:x2="9.531cm" svg:y2="4.412cm">
            <text:p/>
          </draw:line>
          <draw:line draw:style-name="gr13" draw:text-style-name="P1" draw:layer="layout" svg:x1="9.531cm" svg:y1="5.807cm" svg:x2="9.531cm" svg:y2="4.412cm">
            <text:p/>
          </draw:line>
          <draw:line draw:style-name="gr13" draw:text-style-name="P1" draw:layer="layout" svg:x1="5.463cm" svg:y1="4.412cm" svg:x2="6.819cm" svg:y2="4.412cm">
            <text:p/>
          </draw:line>
          <draw:frame draw:style-name="gr14" draw:text-style-name="P6" draw:layer="layout" svg:width="1.628cm" svg:height="1.396cm" svg:x="7.903cm" svg:y="5.248cm">
            <draw:text-box>
              <text:p text:style-name="P5"><text:span text:style-name="T1">C</text:span><text:span text:style-name="T2">eq</text:span></text:p>
            </draw:text-box>
          </draw:frame>
          <draw:frame draw:style-name="gr14" draw:text-style-name="P6" draw:layer="layout" svg:width="1.627cm" svg:height="1.396cm" svg:x="6.683cm" svg:y="4.411cm">
            <draw:text-box>
              <text:p text:style-name="P5"><text:span text:style-name="T1">R</text:span><text:span text:style-name="T2">eq</text:span></text:p>
            </draw:text-box>
          </draw:frame>
          <draw:custom-shape draw:style-name="gr15" draw:text-style-name="P7" draw:layer="layout" svg:width="0.271cm" svg:height="0.28cm" svg:x="5.327cm" svg:y="4.2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7" draw:layer="layout" svg:width="0.271cm" svg:height="0.28cm" svg:x="9.395cm" svg:y="4.2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6" draw:layer="layout" svg:width="1.763cm" svg:height="1.395cm" svg:x="3.7cm" svg:y="3.714cm">
            <draw:text-box>
              <text:p text:style-name="P5"><text:span text:style-name="T1">T</text:span><text:span text:style-name="T2">out</text:span></text:p>
            </draw:text-box>
          </draw:frame>
          <draw:line draw:style-name="gr17" draw:text-style-name="P8" draw:layer="layout" svg:x1="9.531cm" svg:y1="3.016cm" svg:x2="9.531cm" svg:y2="4.132cm">
            <text:p/>
          </draw:line>
          <draw:frame draw:style-name="gr16" draw:text-style-name="P6" draw:layer="layout" svg:width="2.169cm" svg:height="1.395cm" svg:x="8.446cm" svg:y="1.9cm">
            <draw:text-box>
              <text:p text:style-name="P5"><text:span text:style-name="T1">Q</text:span><text:span text:style-name="T2">hvac</text:span></text:p>
            </draw:text-box>
          </draw:frame>
          <draw:frame draw:style-name="gr16" draw:text-style-name="P6" draw:layer="layout" svg:width="2.169cm" svg:height="1.395cm" svg:x="9.531cm" svg:y="3.714cm">
            <draw:text-box>
              <text:p text:style-name="P5"><text:span text:style-name="T1">T</text:span><text:span text:style-name="T2">room</text:span></text:p>
            </draw:text-box>
          </draw:frame>
          <draw:line draw:style-name="gr13" draw:text-style-name="P1" draw:layer="layout" svg:x1="9.531cm" svg:y1="7.481cm" svg:x2="9.531cm" svg:y2="6.086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6T18:24:11.832000000</meta:creation-date>
    <dc:date>2017-08-11T10:50:06.670000000</dc:date>
    <meta:editing-duration>PT4H14M54S</meta:editing-duration>
    <meta:editing-cycles>10</meta:editing-cycles>
    <meta:generator>LibreOffice/5.3.4.2$Windows_X86_64 LibreOffice_project/f82d347ccc0be322489bf7da61d7e4ad13fe2ff3</meta:generator>
    <meta:document-statistic meta:object-count="28"/>
  </office:meta>
</office:document-meta>
</file>